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data-style-name="N44">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font-name-asian="AR PL SungtiL GB" style:font-name-complex="Lohit Hindi"/>
    </style:style>
    <style:style style:name="ce12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ext-properties style:font-name="Linux Biolinum O"/>
    </style:style>
    <style:style style:name="ce144" style:family="table-cell" style:parent-style-name="Default">
      <style:text-properties fo:font-weight="bold" style:font-weight-asian="bold" style:font-weight-complex="bold"/>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38" table:default-cell-style-name="ce34"/>
        <table:table-column table:style-name="co39" table:default-cell-style-name="ce46"/>
        <table:table-column table:style-name="co40" table:default-cell-style-name="ce46"/>
        <table:table-column table:style-name="co2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5" office:value-type="string" calcext:value-type="string">
            <text:p>Things due</text:p>
          </table:table-cell>
          <table:table-cell table:style-name="ce70"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7"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1"/>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1"/>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7"/>
          <table:table-cell table:style-name="ce72"/>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0"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9"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9" office:value-type="string" calcext:value-type="string">
            <text:p>1 Logo DUE</text:p>
          </table:table-cell>
          <table:table-cell table:style-name="ce130"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2"/>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8"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3"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9"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1 First essay for NMD100 (on first topic from syllabus) DUE<text:span text:style-name="T5">P First five chapters of </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P Scratch quiz game done?</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8"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8" office:value-type="string" calcext:value-type="string">
            <text:p>1 Scratch quiz game DUE</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5"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7"/>
          <table:table-cell table:style-name="ce75"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7"/>
          <table:table-cell table:style-name="ce75"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7" office:value-type="string" calcext:value-type="string">
            <text:p>- Jeopardy questions</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 <text:span text:style-name="T9">The Victorian Internet</text:span><text:span text:style-name="T8"> reading done?</text:span></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9"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8" office:value-type="string" calcext:value-type="string">
            <text:p>- <text:span text:style-name="T9">The Victorian Internet</text:span><text:span text:style-name="T8"> reading and responses for every 1 or 2 chapters DUE</text:span></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9"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 Circles masterwork study done?</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 Circles masterwork study DUE</text:p>
          </table:table-cell>
          <table:table-cell table:style-name="ce72"/>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9" office:value-type="string" calcext:value-type="string">
            <text:p>- Comic final outline don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9" office:value-type="string" calcext:value-type="string">
            <text:p>- Comic final outline DUE</text:p>
          </table:table-cell>
          <table:table-cell table:style-name="ce72"/>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6"/>
          <table:table-cell table:style-name="ce75"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office:value-type="string" calcext:value-type="string">
            <text:p>1 Rent check DUE $401,19</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9" office:value-type="string" calcext:value-type="string">
            <text:p>0 War of the Worlds blog post DUE</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9" office:value-type="string" calcext:value-type="string">
            <text:p>P War of the Worlds blog post</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office:value-type="string" calcext:value-type="string">
            <text:p>1 Frogger game DUE- Portrait DUE</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9"/>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office:value-type="string" calcext:value-type="string">
            <text:p>- Resource post 10: 31 Oct. DUE</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9"/>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9"/>
          <table:table-cell table:style-name="ce72"/>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9"/>
          <table:table-cell table:style-name="ce72"/>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2"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2"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9" office:value-type="string" calcext:value-type="string">
            <text:p>- The Circle reading du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9" office:value-type="string" calcext:value-type="string">
            <text:p>- Resource post 11: 7 Nov. DU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9" office:value-type="string" calcext:value-type="string">
            <text:p>- Research Project summary DUE </text:p>
          </table:table-cell>
          <table:table-cell table:style-name="ce72"/>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9" office:value-type="string" calcext:value-type="string">
            <text:p>- Jeopardy questions based on summary DUE</text:p>
          </table:table-cell>
          <table:table-cell table:style-name="ce72"/>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9" office:value-type="string" calcext:value-type="string">
            <text:p>- "Powerpoint" based on summary DUE</text:p>
          </table:table-cell>
          <table:table-cell table:style-name="ce72"/>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9" office:value-type="string" calcext:value-type="string">
            <text:p>1 Research Project DUE - Resource post 12: 14 Nov. DUE</text:p>
          </table:table-cell>
          <table:table-cell table:style-name="ce72"/>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6" office:value-type="string" calcext:value-type="string">
            <text:p>- finish Jeopardy</text:p>
          </table:table-cell>
          <table:table-cell table:style-name="ce72"/>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6" office:value-type="string" calcext:value-type="string">
            <text:p>if this is Friday, p5.js 20-25 shapes picture ue</text:p>
          </table:table-cell>
          <table:table-cell table:style-name="ce72"/>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9" office:value-type="string" calcext:value-type="string">
            <text:p>- Third essay topic in syllabus DUE<text:span text:style-name="T11">- (Resource post 13: 21 Nov. DUE)</text:span></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2"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office:value-type="string" calcext:value-type="string">
            <text:p>- 2nd essay topic in syllabus DU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6"/>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9"/>
          <table:table-cell table:style-name="ce72"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6"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0"/>
          <table:table-cell table:style-name="ce77"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1" office:value-type="string" calcext:value-type="string">
            <text:p>1 DUE Document Redesign</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9"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0"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5"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6"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7"/>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8"/>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9"/>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9"/>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9"/>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9"/>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0"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1"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4"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2"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8"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9"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6"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0"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6"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1"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3"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4"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5"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3"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4"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5"/>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6"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7"/>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69"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6"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6"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6" office:value-type="string" calcext:value-type="string">
            <text:p>1 (multivitamin only — vitamin D seems to be empty)</text:p>
          </table:table-cell>
          <table:table-cell table:style-name="ce126"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1"/>
        </table:table-row>
        <table:table-row table:style-name="ro1">
          <table:table-cell table:style-name="ce30" office:value-type="date" office:date-value="2017-11-18" calcext:value-type="date">
            <text:p>2017-11-18</text:p>
          </table:table-cell>
          <table:table-cell table:number-columns-repeated="7"/>
          <table:table-cell office:value-type="string" calcext:value-type="string">
            <text:p>- 1pm Ezra Union</text:p>
          </table:table-cell>
          <table:table-cell table:number-columns-repeated="1015"/>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1">
          <table:table-cell table:style-name="ce30" office:value-type="date" office:date-value="2017-11-21" calcext:value-type="date">
            <text:p>2017-11-21</text:p>
          </table:table-cell>
          <table:table-cell table:number-columns-repeated="7"/>
          <table:table-cell office:value-type="string" calcext:value-type="string">
            <text:p>- DUE: NMD442 Case Study revision</text:p>
          </table:table-cell>
          <table:table-cell table:number-columns-repeated="1015"/>
        </table:table-row>
        <table:table-row table:style-name="ro1">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1015"/>
        </table:table-row>
        <table:table-row table:style-name="ro1">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1015"/>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1">
          <table:table-cell table:style-name="ce30"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2"/>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2" office:value-type="string" calcext:value-type="string">
            <text:p>life</text:p>
          </table:table-cell>
          <table:table-cell table:style-name="ce142" office:value-type="string" calcext:value-type="string">
            <text:p>mana</text:p>
          </table:table-cell>
          <table:table-cell table:style-name="ce142" office:value-type="string" calcext:value-type="string">
            <text:p>atk</text:p>
          </table:table-cell>
          <table:table-cell table:style-name="ce142" office:value-type="string" calcext:value-type="string">
            <text:p>def</text:p>
          </table:table-cell>
          <table:table-cell table:style-name="ce142" office:value-type="string" calcext:value-type="string">
            <text:p>spd</text:p>
          </table:table-cell>
          <table:table-cell table:style-name="ce142" office:value-type="string" calcext:value-type="string">
            <text:p>dex</text:p>
          </table:table-cell>
          <table:table-cell table:style-name="ce142" office:value-type="string" calcext:value-type="string">
            <text:p>vit</text:p>
          </table:table-cell>
          <table:table-cell table:style-name="ce142" office:value-type="string" calcext:value-type="string">
            <text:p>wis</text:p>
          </table:table-cell>
          <table:table-cell table:style-name="ce142" office:value-type="string" calcext:value-type="string">
            <text:p>total pots</text:p>
          </table:table-cell>
          <table:table-cell table:style-name="ce142" office:value-type="string" calcext:value-type="string">
            <text:p>total rainbows</text:p>
          </table:table-cell>
          <table:table-cell table:style-name="ce142"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7" calcext:value-type="float">
            <text:p>7</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table:number-columns-repeated="1015"/>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3" calcext:value-type="float">
            <text:p>113</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8" calcext:value-type="float">
            <text:p>68</text:p>
          </table:table-cell>
          <table:table-cell table:formula="of:=SUM([.I2:.I9])" office:value-type="float" office:value="7" calcext:value-type="float">
            <text:p>7</text:p>
          </table:table-cell>
          <table:table-cell table:formula="of:=SUM([.B12:.I12])" office:value-type="float" office:value="276" calcext:value-type="float">
            <text:p>276</text:p>
          </table:table-cell>
          <table:table-cell table:formula="of:=SUM([.D12:.I12])" office:value-type="float" office:value="75" calcext:value-type="float">
            <text:p>7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1" calcext:value-type="float">
            <text:p>131</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90" calcext:value-type="float">
            <text:p>90</text:p>
          </table:table-cell>
          <table:table-cell table:formula="of:=SUM([.I2:.I10])" office:value-type="float" office:value="41" calcext:value-type="float">
            <text:p>41</text:p>
          </table:table-cell>
          <table:table-cell table:formula="of:=SUM([.B13:.I13])" office:value-type="float" office:value="452" calcext:value-type="float">
            <text:p>452</text:p>
          </table:table-cell>
          <table:table-cell table:formula="of:=SUM([.D13:.I13])" office:value-type="float" office:value="213" calcext:value-type="float">
            <text:p>21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3" calcext:value-type="float">
            <text:p>113</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5.66666666666667" calcext:value-type="float">
            <text:p>5.6666666666667</text:p>
          </table:table-cell>
          <table:table-cell table:formula="of:=([.I12]/[.I15])" office:value-type="float" office:value="0.583333333333333" calcext:value-type="float">
            <text:p>0.5833333333333</text:p>
          </table:table-cell>
          <table:table-cell table:formula="of:=SUM([.B16:.I16])" office:value-type="float" office:value="163.25" calcext:value-type="float">
            <text:p>163.25</text:p>
          </table:table-cell>
          <table:table-cell table:formula="of:=SUM([.D16:.I16])" office:value-type="float" office:value="6.25" calcext:value-type="float">
            <text:p>6.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1" calcext:value-type="float">
            <text:p>131</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7.5" calcext:value-type="float">
            <text:p>7.5</text:p>
          </table:table-cell>
          <table:table-cell table:formula="of:=([.I13]/[.I15])" office:value-type="float" office:value="3.41666666666667" calcext:value-type="float">
            <text:p>3.4166666666667</text:p>
          </table:table-cell>
          <table:table-cell table:formula="of:=SUM([.B17:.I17])" office:value-type="float" office:value="204.666666666667" calcext:value-type="float">
            <text:p>204.666666666667</text:p>
          </table:table-cell>
          <table:table-cell table:formula="of:=SUM([.D17:.I17])" office:value-type="float" office:value="19.6666666666667" calcext:value-type="float">
            <text:p>19.6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5"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6"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6"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6"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6"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6"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6"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6"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6"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7"/>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98"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6"/>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9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0"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6"/>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1"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1"/>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6"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0"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6"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0"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6"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0"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6"/>
          <table:table-cell table:style-name="ce4" table:number-columns-repeated="126"/>
          <table:table-cell table:number-columns-repeated="896"/>
        </table:table-row>
        <table:table-row table:style-name="ro2" table:number-rows-repeated="2">
          <table:table-cell table:style-name="ce4"/>
          <table:table-cell table:style-name="ce96"/>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2"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3"/>
          <table:table-cell table:style-name="Default" table:number-columns-repeated="1022"/>
        </table:table-row>
        <table:table-row table:style-name="ro2" table:number-rows-repeated="7">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number-rows-repeated="71">
          <table:table-cell table:style-name="ce4"/>
          <table:table-cell table:style-name="ce96"/>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8">00/00/0000</text:date>, <text:time style:data-style-name="N2" text:time-value="16:30:06.85146568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8T00:45:31.304504702</dc:date>
    <meta:creation-date>2016-09-05T22:47:24Z</meta:creation-date>
    <meta:editing-cycles>1502</meta:editing-cycles>
    <meta:editing-duration>P30DT12H38M26S</meta:editing-duration>
    <meta:generator>LibreOffice/5.2.7.2$Linux_X86_64 LibreOffice_project/20m0$Build-2</meta:generator>
    <meta:document-statistic meta:table-count="4" meta:cell-count="4202" meta:object-count="0"/>
  </office:meta>
</office:document-meta>
</file>